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ic_1" table:style-name="ta1">
        <table:shapes>
          <draw:frame draw:z-index="0" draw:style-name="gr1" draw:text-style-name="P1" svg:width="15.999cm" svg:height="8.999cm" svg:x="12.81cm" svg:y="0.1cm">
            <draw:object draw:notify-on-update-of-ranges="static_1.D1:static_1.D6 static_1.E1:static_1.E6 static_1.F1:static_1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.03783297538757" calcext:value-type="float">
            <text:p>1.03783297538757</text:p>
          </table:table-cell>
          <table:table-cell office:value-type="string" calcext:value-type="string">
            <text:p>Block 0</text:p>
          </table:table-cell>
          <table:table-cell office:value-type="float" office:value="0.959123214085897" calcext:value-type="float">
            <text:p>0.959123214085897</text:p>
          </table:table-cell>
          <table:table-cell office:value-type="float" office:value="2.76757991313934" calcext:value-type="float">
            <text:p>2.7675799131393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0.936493396759033" calcext:value-type="float">
            <text:p>0.936493396759033</text:p>
          </table:table-cell>
          <table:table-cell office:value-type="string" calcext:value-type="string">
            <text:p>Block 1</text:p>
          </table:table-cell>
          <table:table-cell office:value-type="float" office:value="1.03957410653432" calcext:value-type="float">
            <text:p>1.03957410653432</text:p>
          </table:table-cell>
          <table:table-cell office:value-type="float" office:value="2.07454828421275" calcext:value-type="float">
            <text:p>2.074548284212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.01131796836853" calcext:value-type="float">
            <text:p>1.01131796836853</text:p>
          </table:table-cell>
          <table:table-cell office:value-type="string" calcext:value-type="string">
            <text:p>Block 2</text:p>
          </table:table-cell>
          <table:table-cell office:value-type="float" office:value="0.842113614082336" calcext:value-type="float">
            <text:p>0.842113614082336</text:p>
          </table:table-cell>
          <table:table-cell table:formula="of:=AVERAGEIFS([.C50:.C55]; [.B50:.B55]; 2)" office:value-type="float" office:value="2.17691437403361" calcext:value-type="float">
            <text:p>2.1769143740336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0.770318031311035" calcext:value-type="float">
            <text:p>0.770318031311035</text:p>
          </table:table-cell>
          <table:table-cell office:value-type="string" calcext:value-type="string">
            <text:p>Block 3</text:p>
          </table:table-cell>
          <table:table-cell office:value-type="float" office:value="0.95339032014211" calcext:value-type="float">
            <text:p>0.95339032014211</text:p>
          </table:table-cell>
          <table:table-cell office:value-type="float" office:value="1.64819427331288" calcext:value-type="float">
            <text:p>1.64819427331288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float" office:value="0.906927347183228" calcext:value-type="float">
            <text:p>0.906927347183228</text:p>
          </table:table-cell>
          <table:table-cell office:value-type="string" calcext:value-type="string">
            <text:p>Block 4</text:p>
          </table:table-cell>
          <table:table-cell office:value-type="float" office:value="0.871772766113281" calcext:value-type="float">
            <text:p>0.871772766113281</text:p>
          </table:table-cell>
          <table:table-cell office:value-type="float" office:value="1.70934728781382" calcext:value-type="float">
            <text:p>1.7093472878138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.09184956550598" calcext:value-type="float">
            <text:p>1.09184956550598</text:p>
          </table:table-cell>
          <table:table-cell office:value-type="string" calcext:value-type="string">
            <text:p>Block 5</text:p>
          </table:table-cell>
          <table:table-cell office:value-type="float" office:value="0.884695013364156" calcext:value-type="float">
            <text:p>0.884695013364156</text:p>
          </table:table-cell>
          <table:table-cell office:value-type="float" office:value="2.4029160340627" calcext:value-type="float">
            <text:p>2.4029160340627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.933851003646851" calcext:value-type="float">
            <text:p>0.933851003646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1.15282082557678" calcext:value-type="float">
            <text:p>1.152820825576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.822361707687378" calcext:value-type="float">
            <text:p>0.822361707687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.13554382324219" calcext:value-type="float">
            <text:p>1.13554382324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1.31890511512756" calcext:value-type="float">
            <text:p>1.318905115127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.873962163925171" calcext:value-type="float">
            <text:p>0.873962163925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0.911421060562134" calcext:value-type="float">
            <text:p>0.911421060562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0.826220273971558" calcext:value-type="float">
            <text:p>0.826220273971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0.876779794692993" calcext:value-type="float">
            <text:p>0.876779794692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.995903015136719" calcext:value-type="float">
            <text:p>0.9959030151367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.718219995498657" calcext:value-type="float">
            <text:p>0.718219995498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0.724137544631958" calcext:value-type="float">
            <text:p>0.724137544631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0.728377819061279" calcext:value-type="float">
            <text:p>0.728377819061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1.00964045524597" calcext:value-type="float">
            <text:p>1.00964045524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.16353321075439" calcext:value-type="float">
            <text:p>1.16353321075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.860348463058472" calcext:value-type="float">
            <text:p>0.860348463058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0.948485374450684" calcext:value-type="float">
            <text:p>0.948485374450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.00995659828186" calcext:value-type="float">
            <text:p>1.00995659828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0.870762348175049" calcext:value-type="float">
            <text:p>0.870762348175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0.829419612884522" calcext:value-type="float">
            <text:p>0.8294196128845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float" office:value="0.899652242660522" calcext:value-type="float">
            <text:p>0.8996522426605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0.563363790512085" calcext:value-type="float">
            <text:p>0.563363790512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1.25201010704041" calcext:value-type="float">
            <text:p>1.25201010704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0.815428495407105" calcext:value-type="float">
            <text:p>0.815428495407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0.749106407165527" calcext:value-type="float">
            <text:p>0.7491064071655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0.785894393920898" calcext:value-type="float">
            <text:p>0.7858943939208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0.763211250305176" calcext:value-type="float">
            <text:p>0.763211250305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0.893903017044067" calcext:value-type="float">
            <text:p>0.8939030170440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float" office:value="1.24898838996887" calcext:value-type="float">
            <text:p>1.248988389968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0.867066621780396" calcext:value-type="float">
            <text:p>0.86706662178039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3.20143270492554" calcext:value-type="float">
            <text:p>3.20143270492554</text:p>
          </table:table-cell>
          <table:table-cell office:value-type="string" calcext:value-type="string">
            <text:p>Block 0</text:p>
          </table:table-cell>
          <table:table-cell office:value-type="float" office:value="2.76757991313934" calcext:value-type="float">
            <text:p>2.76757991313934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2.51717472076416" calcext:value-type="float">
            <text:p>2.51717472076416</text:p>
          </table:table-cell>
          <table:table-cell office:value-type="string" calcext:value-type="string">
            <text:p>Block 1</text:p>
          </table:table-cell>
          <table:table-cell office:value-type="float" office:value="2.07454828421275" calcext:value-type="float">
            <text:p>2.07454828421275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2.46327424049377" calcext:value-type="float">
            <text:p>2.46327424049377</text:p>
          </table:table-cell>
          <table:table-cell office:value-type="string" calcext:value-type="string">
            <text:p>Block 2</text:p>
          </table:table-cell>
          <table:table-cell table:formula="of:=AVERAGEIFS([.C50:.C55]; [.B50:.B55]; 2)" office:value-type="float" office:value="2.17691437403361" calcext:value-type="float">
            <text:p>2.17691437403361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.45709490776062" calcext:value-type="float">
            <text:p>1.45709490776062</text:p>
          </table:table-cell>
          <table:table-cell office:value-type="string" calcext:value-type="string">
            <text:p>Block 3</text:p>
          </table:table-cell>
          <table:table-cell office:value-type="float" office:value="1.64819427331288" calcext:value-type="float">
            <text:p>1.64819427331288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2.45801091194153" calcext:value-type="float">
            <text:p>2.45801091194153</text:p>
          </table:table-cell>
          <table:table-cell office:value-type="string" calcext:value-type="string">
            <text:p>Block 4</text:p>
          </table:table-cell>
          <table:table-cell office:value-type="float" office:value="1.70934728781382" calcext:value-type="float">
            <text:p>1.70934728781382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4.50849199295044" calcext:value-type="float">
            <text:p>4.50849199295044</text:p>
          </table:table-cell>
          <table:table-cell office:value-type="string" calcext:value-type="string">
            <text:p>Block 5</text:p>
          </table:table-cell>
          <table:table-cell office:value-type="float" office:value="2.4029160340627" calcext:value-type="float">
            <text:p>2.4029160340627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1.13976120948792" calcext:value-type="float">
            <text:p>1.13976120948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1.92005348205566" calcext:value-type="float">
            <text:p>1.92005348205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1.22715020179749" calcext:value-type="float">
            <text:p>1.227150201797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5.37065815925598" calcext:value-type="float">
            <text:p>5.37065815925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1.57089972496033" calcext:value-type="float">
            <text:p>1.57089972496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1.21876692771912" calcext:value-type="float">
            <text:p>1.218766927719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3.08251810073853" calcext:value-type="float">
            <text:p>3.08251810073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.31879186630249" calcext:value-type="float">
            <text:p>1.31879186630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1.79859972000122" calcext:value-type="float">
            <text:p>1.79859972000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2.77123165130615" calcext:value-type="float">
            <text:p>2.77123165130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2.53225803375244" calcext:value-type="float">
            <text:p>2.53225803375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1.55808687210083" calcext:value-type="float">
            <text:p>1.55808687210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2.16296625137329" calcext:value-type="float">
            <text:p>2.16296625137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.42226648330688" calcext:value-type="float">
            <text:p>2.42226648330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1.17088413238525" calcext:value-type="float">
            <text:p>1.17088413238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1.16112446784973" calcext:value-type="float">
            <text:p>1.16112446784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1.8757050037384" calcext:value-type="float">
            <text:p>1.8757050037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1.09621930122375" calcext:value-type="float">
            <text:p>1.09621930122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1.90556216239929" calcext:value-type="float">
            <text:p>1.905562162399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1.53586864471436" calcext:value-type="float">
            <text:p>1.53586864471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1.21981906890869" calcext:value-type="float">
            <text:p>1.21981906890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1.98704886436462" calcext:value-type="float">
            <text:p>1.98704886436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float" office:value="1.25424647331238" calcext:value-type="float">
            <text:p>1.25424647331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2.35353851318359" calcext:value-type="float">
            <text:p>2.35353851318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5.09744048118591" calcext:value-type="float">
            <text:p>5.09744048118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1.47072076797485" calcext:value-type="float">
            <text:p>1.47072076797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1.57608985900879" calcext:value-type="float">
            <text:p>1.576089859008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3.55904102325439" calcext:value-type="float">
            <text:p>3.55904102325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1.58735918998718" calcext:value-type="float">
            <text:p>1.58735918998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1.12684488296509" calcext:value-type="float">
            <text:p>1.1268448829650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8T15:45:44.798415907</dc:date>
    <meta:editing-duration>PT8M13S</meta:editing-duration>
    <meta:editing-cycles>4</meta:editing-cycles>
    <meta:generator>LibreOffice/7.3.7.2$Linux_X86_64 LibreOffice_project/30$Build-2</meta:generator>
    <meta:document-statistic meta:table-count="1" meta:cell-count="24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71cm" svg:y="0.316cm" chart:style-name="ch2">
          <text:p>Static vs Dynamic Keyboard Layout</text:p>
        </chart:title>
        <chart:legend chart:legend-position="end" svg:x="13.36cm" svg:y="3.952cm" style:legend-expansion="high" chart:style-name="ch3"/>
        <chart:plot-area chart:style-name="ch4" table:cell-range-address="static_1.D1:static_1.F6" chart:data-source-has-labels="both" svg:x="1.331cm" svg:y="1.275cm" svg:width="11.709cm" svg:height="6.564cm">
          <chart:coordinate-region svg:x="2.058cm" svg:y="1.474cm" svg:width="10.399cm" svg:height="5.718cm"/>
          <chart:axis chart:dimension="x" chart:name="primary-x" chart:style-name="ch5" chartooo:axis-type="auto">
            <chartooo:date-scale/>
            <chart:title svg:x="6.109cm" svg:y="8.019cm" chart:style-name="ch6">
              <text:p>Block Number</text:p>
            </chart:title>
            <chart:categories table:cell-range-address="static_1.D1:static_1.D6"/>
          </chart:axis>
          <chart:axis chart:dimension="y" chart:name="primary-y" chart:style-name="ch5">
            <chart:title svg:x="0.451cm" svg:y="5.911cm" chart:style-name="ch7">
              <text:p>Selection Time (s)</text:p>
            </chart:title>
            <chart:grid chart:style-name="ch8" chart:class="major"/>
          </chart:axis>
          <chart:series chart:style-name="ch9" chart:values-cell-range-address="static_1.E1:static_1.E6" loext:label-string="static" chart:class="chart:line">
            <chart:data-point chart:repeated="6"/>
          </chart:series>
          <chart:series chart:style-name="ch10" chart:values-cell-range-address="static_1.F1:static_1.F6" loext:label-string="dynamic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</table:table-cell>
              <table:table-cell office:value-type="string">
                <text:p>dynamic</text:p>
              </table:table-cell>
            </table:table-row>
          </table:table-header-rows>
          <table:table-rows>
            <table:table-row>
              <table:table-cell office:value-type="string">
                <text:p>Block 0</text:p>
                <draw:g>
                  <svg:desc>static_1.D1:static_1.D6</svg:desc>
                </draw:g>
              </table:table-cell>
              <table:table-cell office:value-type="float" office:value="0.959123214085897">
                <text:p>0.959123214085897</text:p>
                <draw:g>
                  <svg:desc>static_1.E1:static_1.E6</svg:desc>
                </draw:g>
              </table:table-cell>
              <table:table-cell office:value-type="float" office:value="2.76757991313934">
                <text:p>2.76757991313934</text:p>
                <draw:g>
                  <svg:desc>static_1.F1:static_1.F6</svg:desc>
                </draw:g>
              </table:table-cell>
            </table:table-row>
            <table:table-row>
              <table:table-cell office:value-type="string">
                <text:p>Block 1</text:p>
              </table:table-cell>
              <table:table-cell office:value-type="float" office:value="1.03957410653432">
                <text:p>1.03957410653432</text:p>
              </table:table-cell>
              <table:table-cell office:value-type="float" office:value="2.07454828421275">
                <text:p>2.07454828421275</text:p>
              </table:table-cell>
            </table:table-row>
            <table:table-row>
              <table:table-cell office:value-type="string">
                <text:p>Block 2</text:p>
              </table:table-cell>
              <table:table-cell office:value-type="float" office:value="0.842113614082336">
                <text:p>0.842113614082336</text:p>
              </table:table-cell>
              <table:table-cell office:value-type="float" office:value="2.17691437403361">
                <text:p>2.17691437403361</text:p>
              </table:table-cell>
            </table:table-row>
            <table:table-row>
              <table:table-cell office:value-type="string">
                <text:p>Block 3</text:p>
              </table:table-cell>
              <table:table-cell office:value-type="float" office:value="0.95339032014211">
                <text:p>0.95339032014211</text:p>
              </table:table-cell>
              <table:table-cell office:value-type="float" office:value="1.64819427331288">
                <text:p>1.64819427331288</text:p>
              </table:table-cell>
            </table:table-row>
            <table:table-row>
              <table:table-cell office:value-type="string">
                <text:p>Block 4</text:p>
              </table:table-cell>
              <table:table-cell office:value-type="float" office:value="0.871772766113281">
                <text:p>0.871772766113281</text:p>
              </table:table-cell>
              <table:table-cell office:value-type="float" office:value="1.70934728781382">
                <text:p>1.70934728781382</text:p>
              </table:table-cell>
            </table:table-row>
            <table:table-row>
              <table:table-cell office:value-type="string">
                <text:p>Block 5</text:p>
              </table:table-cell>
              <table:table-cell office:value-type="float" office:value="0.884695013364156">
                <text:p>0.884695013364156</text:p>
              </table:table-cell>
              <table:table-cell office:value-type="float" office:value="2.4029160340627">
                <text:p>2.40291603406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